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style:font-name="GaRAMOND" fo:font-size="28pt" style:text-underline-style="solid" style:text-underline-width="auto" style:text-underline-color="font-color" fo:font-weight="bold" officeooo:rsid="000ef1a2" officeooo:paragraph-rsid="000ef1a2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aRAMOND" fo:font-size="28pt" fo:font-weight="bold" officeooo:rsid="000ef1a2" officeooo:paragraph-rsid="000ef1a2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a6099" loext:opacity="100%" style:font-name="GaRAMOND" fo:font-size="12pt" fo:font-weight="bold" officeooo:rsid="000ef1a2" officeooo:paragraph-rsid="000ef1a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GaRAMOND" fo:font-size="12pt" fo:font-weight="bold" officeooo:rsid="000ef1a2" officeooo:paragraph-rsid="000ef1a2" style:font-size-asian="10.5pt" style:font-weight-asian="bold" style:font-size-complex="12pt" style:font-weight-complex="bold"/>
    </style:style>
    <style:style style:name="P5" style:family="paragraph" style:parent-style-name="Heading_20_3">
      <style:paragraph-properties fo:text-align="start" style:justify-single-word="false"/>
      <style:text-properties fo:color="#2a6099" loext:opacity="100%" style:font-name="GaRAMOND" fo:font-size="12pt" style:text-underline-style="solid" style:text-underline-width="auto" style:text-underline-color="font-color" fo:font-weight="bold" officeooo:rsid="000ef1a2" officeooo:paragraph-rsid="000ef1a2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7" style:family="paragraph" style:parent-style-name="Heading_20_3">
      <style:text-properties fo:color="#2a6099" loext:opacity="100%" style:font-name="GaRAMOND" fo:font-size="12pt" style:text-underline-style="solid" style:text-underline-width="auto" style:text-underline-color="font-color" fo:font-weight="bold" officeooo:rsid="000ef1a2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weight="bold" officeooo:rsid="000ef1a2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11" style:family="paragraph" style:parent-style-name="Heading_20_3"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13" style:family="paragraph" style:parent-style-name="Text_20_body" style:list-style-name="L2"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17" style:family="paragraph" style:parent-style-name="Text_20_body" style:list-style-name="L4">
      <style:text-properties style:font-name="GaRAMOND" fo:font-size="12pt" fo:font-weight="normal" officeooo:rsid="000ef1a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ef1a2" officeooo:paragraph-rsid="000ef1a2" style:font-size-asian="10.5pt" style:font-weight-asian="bold" style:font-size-complex="12pt" style:font-weight-complex="bold"/>
    </style:style>
    <style:style style:name="T1" style:family="text">
      <style:text-properties fo:color="#2a6099" loext:opacity="100%" style:font-name="GaRAMON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CONTEXTE</text:p>
      <text:p text:style-name="P2"/>
      <text:p text:style-name="P3">TIERSLIEUX86 – Site de Chassenueil</text:p>
      <text:p text:style-name="P4"/>
      <text:h text:style-name="P5" text:outline-level="3">Présentation générale :</text:h>
      <text:p text:style-name="P6">Le site de Chasseneuil de TiersLieux86 est un espace de travail partagé destiné à accueillir des entreprises adhérentes ainsi que des utilisateurs individuels. Il se compose de deux bâtiments (A et B) répartis sur trois niveaux : un rez-de-chaussée dédié aux espaces communs et des étages réservés aux bureaux des entreprises.</text:p>
      <text:p text:style-name="P6">L’objectif principal de cette structure est de mutualiser les ressources (locaux, équipements, services) tout en offrant un environnement de travail moderne et connecté.</text:p>
      <text:p text:style-name="P6"/>
      <text:h text:style-name="P7" text:outline-level="3">Organisation des locaux :</text:h>
      <text:p text:style-name="P6">Le rez-de-chaussée regroupe les espaces communs accessibles à tous les adhérents : salles de réunion, salle de formation multimédia, salle informatique en libre-service, espace convivialité, reprographie et administration. Les étages sont occupés par les bureaux des entreprises, avec des salles de réunion en libre accès.</text:p>
      <text:p text:style-name="P6">Les espaces peuvent être réservés, avec certains services associés (café, aménagement, etc.), souvent payants.</text:p>
      <text:p text:style-name="P6"/>
      <text:h text:style-name="P7" text:outline-level="3">Équipements informatiques :</text:h>
      <text:p text:style-name="P6">Les infrastructures informatiques sont modernes et adaptées aux besoins professionnels. Les bureaux disposent de prises Ethernet (2 dans le bâtiment A, 3 dans le B), et plusieurs salles sont équipées d’ordinateurs et d’imprimantes réseau.</text:p>
      <text:p text:style-name="P6">Un réseau WiFi est disponible sur l’ensemble du site, notamment pour les visiteurs, avec une couverture étendue grâce à plusieurs bornes.</text:p>
      <text:p text:style-name="P8"><text:span text:style-name="Strong_20_Emphasis"><text:span text:style-name="T1">🔑 Points clés :</text:span></text:span></text:p>
      <text:list text:style-name="L1">
        <text:list-item>
          <text:p text:style-name="P9">Réseau Ethernet catégorie 6 </text:p>
        </text:list-item>
        <text:list-item>
          <text:p text:style-name="P9">WiFi disponible (RDC + étages) </text:p>
        </text:list-item>
        <text:list-item>
          <text:p text:style-name="P9">Salles équipées en postes informatiques </text:p>
        </text:list-item>
        <text:list-item>
          <text:p text:style-name="P10">Imprimantes réseau mutualisées</text:p>
        </text:list-item>
      </text:list>
      <text:h text:style-name="P11" text:outline-level="3"/>
      <text:p text:style-name="P6"/>
      <text:h text:style-name="P7" text:outline-level="3"><text:soft-page-break/>Infrastructure réseau :</text:h>
      <text:p text:style-name="P6">Le réseau informatique est structuré en plusieurs sous-réseaux afin d’assurer la sécurité et la gestion des différents usages (entreprises, événements, serveurs). Une architecture centralisée est mise en place avec une baie principale située au rez-de-chaussée du bâtiment B.</text:p>
      <text:p text:style-name="P6">Les équipements réseau incluent des commutateurs, routeurs, points d’accès WiFi et un pare-feu pour sécuriser les échanges. Une segmentation en VLAN est envisagée pour renforcer la sécurité.</text:p>
      <text:p text:style-name="P8"><text:span text:style-name="Strong_20_Emphasis"><text:span text:style-name="T1">🔑 Points clés :</text:span></text:span></text:p>
      <text:list text:style-name="L2">
        <text:list-item>
          <text:p text:style-name="P12">Plusieurs réseaux (LAN, DMZ, entreprises, événements) </text:p>
        </text:list-item>
        <text:list-item>
          <text:p text:style-name="P12">Fibre optique (100 Mb/s) </text:p>
        </text:list-item>
        <text:list-item>
          <text:p text:style-name="P12">Baie de brassage principale + secondaires </text:p>
        </text:list-item>
        <text:list-item>
          <text:p text:style-name="P12">Pare-feu Stormshield </text:p>
        </text:list-item>
        <text:list-item>
          <text:p text:style-name="P13">VLAN en projet</text:p>
        </text:list-item>
      </text:list>
      <text:h text:style-name="P7" text:outline-level="3">Organisation Active Directory :</text:h>
      <text:p text:style-name="P6">Le domaine Active Directory est structuré de manière hiérarchique. Les adhérents individuels sont gérés globalement, tandis que chaque entreprise dispose de sa propre unité d’organisation (UO).</text:p>
      <text:p text:style-name="P6">Cette organisation permet une gestion centralisée des utilisateurs, des droits d’accès et des ressources informatiques.</text:p>
      <text:p text:style-name="P8"><text:span text:style-name="Strong_20_Emphasis"><text:span text:style-name="T1">🔑 Points clés :</text:span></text:span></text:p>
      <text:list text:style-name="L3">
        <text:list-item>
          <text:p text:style-name="P14">Domaine unique </text:p>
        </text:list-item>
        <text:list-item>
          <text:p text:style-name="P14">UO par entreprise </text:p>
        </text:list-item>
        <text:list-item>
          <text:p text:style-name="P14">Gestion centralisée des comptes </text:p>
        </text:list-item>
        <text:list-item>
          <text:p text:style-name="P15">Organisation hiérarchique</text:p>
        </text:list-item>
      </text:list>
      <text:h text:style-name="P7" text:outline-level="3">Enjeux du contexte :</text:h>
      <text:p text:style-name="P6">Le site doit assurer un fonctionnement fiable, sécurisé et performant tout en gérant plusieurs entreprises sur un même réseau. La mutualisation impose une bonne organisation et un haut niveau de sécurité.</text:p>
      <text:p text:style-name="P6">L’évolution du réseau (VLAN, sécurité) est un enjeu important pour l’avenir.</text:p>
      <text:p text:style-name="P8"><text:span text:style-name="Strong_20_Emphasis"><text:span text:style-name="T1">🔑 Points clés :</text:span></text:span></text:p>
      <text:list text:style-name="L4">
        <text:list-item>
          <text:p text:style-name="P16">Mutualisation des ressources </text:p>
        </text:list-item>
        <text:list-item>
          <text:p text:style-name="P16">Sécurité du système d’information </text:p>
        </text:list-item>
        <text:list-item>
          <text:p text:style-name="P16">Gestion multi-entreprises </text:p>
        </text:list-item>
        <text:list-item>
          <text:p text:style-name="P16">Performance réseau </text:p>
        </text:list-item>
        <text:list-item>
          <text:p text:style-name="P17">Évolutivité (VLAN)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0:10:39.676006700</meta:creation-date>
    <dc:date>2026-03-30T10:14:19.942720800</dc:date>
    <meta:editing-duration>PT3M40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3" meta:paragraph-count="42" meta:word-count="459" meta:character-count="3135" meta:non-whitespace-character-count="2721"/>
  </office:meta>
</office:document-meta>
</file>